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officeooo:rsid="001dc479" officeooo:paragraph-rsid="001dc479" style:font-size-asian="22pt" style:font-size-complex="25.1000003814697pt"/>
    </style:style>
    <style:style style:name="P2" style:family="paragraph" style:parent-style-name="Standard">
      <style:text-properties fo:font-size="20.5499992370605pt" officeooo:rsid="001dc479" officeooo:paragraph-rsid="001dc479" style:font-size-asian="18pt" style:font-size-complex="20.5499992370605pt"/>
    </style:style>
    <style:style style:name="P3" style:family="paragraph" style:parent-style-name="Standard">
      <style:text-properties fo:font-size="18pt" officeooo:paragraph-rsid="001dc479" style:font-size-asian="18pt" style:font-size-complex="18pt"/>
    </style:style>
    <style:style style:name="T1" style:family="text">
      <style:text-properties officeooo:rsid="001dc479"/>
    </style:style>
    <style:style style:name="T2" style:family="text">
      <style:text-properties fo:font-size="25.1000003814697pt" officeooo:rsid="001dc479" style:font-size-asian="22pt" style:font-size-complex="25.1000003814697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dc479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0506</text:p>
      <text:p text:style-name="P3"><text:span text:style-name="T1">當i&lt;N且</text:span>printf("%d\n", <text:span text:style-name="T1">i</text:span>) 回傳值不為<text:span text:style-name="T1">0且 p(i+1,N) 回傳為0 或當 printf("%d\n", i) 回傳值不為0 時，這個p function會回傳1</text:span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7:04:35.918922776</meta:creation-date>
    <dc:date>2020-12-20T17:16:58.987013053</dc:date>
    <meta:editing-duration>PT2M13S</meta:editing-duration>
    <meta:editing-cycles>1</meta:editing-cycles>
    <meta:generator>LibreOffice/7.0.2.2$Linux_X86_64 LibreOffice_project/00$Build-2</meta:generator>
    <meta:document-statistic meta:table-count="0" meta:image-count="0" meta:object-count="0" meta:page-count="1" meta:paragraph-count="2" meta:word-count="38" meta:character-count="97" meta:non-whitespace-character-count="87"/>
  </office:meta>
</office:document-meta>
</file>